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3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96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99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99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0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0pt"/>
    </style:style>
    <style:style style:name="P5" style:family="paragraph">
      <style:text-properties fo:font-size="20p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24pt" style:font-size-asian="24pt" style:font-size-complex="24pt"/>
    </style:style>
    <style:style style:name="T4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0pt" style:font-size-asian="20pt" style:font-size-complex="20pt"/>
    </style:style>
    <style:style style:name="T6" style:family="text">
      <style:text-properties style:font-name="Segoe UI Semibold1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 Narrow" fo:font-size="34pt" fo:font-weight="bold" style:font-size-asian="34pt" style:font-weight-asian="bold" style:font-size-complex="34pt" style:font-weight-complex="bold"/>
    </style:style>
    <style:style style:name="T8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Segoe UI" fo:font-size="24pt" style:font-size-asian="24pt" style:font-size-complex="24pt"/>
    </style:style>
    <style:style style:name="T10" style:family="text">
      <style:text-properties style:font-name="Liberation Sans Narrow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Segoe U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508cm">
          <draw:text-box>
            <text:p text:style-name="P1"><text:span text:style-name="T1">HYMN #801</text:span></text:p>
            <text:p text:style-name="P1"><text:span text:style-name="T2">”</text:span><text:span text:style-name="T2">How Great Thou Ar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2" draw:layer="layout" svg:width="25.4cm" svg:height="7.389cm" svg:x="1.27cm" svg:y="0.575cm">
          <draw:text-box>
            <text:p text:style-name="P1"><text:span text:style-name="T3">1.</text:span></text:p>
            <text:p text:style-name="P1"><text:span text:style-name="T4">O Lord my God, when I in awesome wonder</text:span></text:p>
            <text:p text:style-name="P1"><text:span text:style-name="T4">Consider all the works Thy hand hath made,</text:span></text:p>
            <text:p text:style-name="P1"><text:span text:style-name="T4">I see the stars, I hear the mighty thunder,</text:span></text:p>
            <text:p text:style-name="P1"><text:span text:style-name="T4">Thy pow’r throughout the universe displaye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6" draw:layer="layout" svg:width="25.4cm" svg:height="6.35cm" svg:x="1.27cm" svg:y="0.762cm">
          <draw:text-box>
            <text:p text:style-name="P4"><text:span text:style-name="T5">Ref: </text:span><text:span text:style-name="T4">Then sings my soul, my Savior God, to Thee,</text:span></text:p>
            <text:p text:style-name="P5"><text:span text:style-name="T4"><text:s text:c="5"/></text:span><text:span text:style-name="T4">How great Thou art! How great Thou art!</text:span></text:p>
            <text:p text:style-name="P5"><text:span text:style-name="T4"><text:s text:c="5"/></text:span><text:span text:style-name="T4">Then sings my soul, my Savior God, to Thee,</text:span></text:p>
            <text:p text:style-name="P5"><text:span text:style-name="T4"><text:s text:c="5"/></text:span><text:span text:style-name="T4">How great Thou art! How great Thou art!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2" draw:layer="layout" svg:width="26.162cm" svg:height="7.366cm" svg:x="1.016cm" svg:y="0.508cm">
          <draw:text-box>
            <text:p text:style-name="P1"><text:span text:style-name="T6">2.</text:span></text:p>
            <text:p text:style-name="P1"><text:span text:style-name="T7">When through the woods and forest glades I wander,</text:span></text:p>
            <text:p text:style-name="P1"><text:span text:style-name="T4">I hear the birds sing sweetly in the trees;</text:span></text:p>
            <text:p text:style-name="P1"><text:span text:style-name="T4">When I look down from lofty mountain grandeur</text:span></text:p>
            <text:p text:style-name="P1"><text:span text:style-name="T4">And hear the brook and feel the gentle breez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6" draw:layer="layout" svg:width="25.4cm" svg:height="6.213cm" svg:x="1.364cm" svg:y="0.899cm">
          <draw:text-box>
            <text:p text:style-name="P4"><text:span text:style-name="T5">Ref: </text:span><text:span text:style-name="T4">Then sings my soul, my Savior God, to Thee,</text:span></text:p>
            <text:p text:style-name="P5"><text:span text:style-name="T4"><text:s text:c="5"/></text:span><text:span text:style-name="T4">How great Thou art! How great Thou art!</text:span></text:p>
            <text:p text:style-name="P5"><text:span text:style-name="T4"><text:s text:c="5"/></text:span><text:span text:style-name="T4">Then sings my soul, my Savior God, to Thee,</text:span></text:p>
            <text:p text:style-name="P5"><text:span text:style-name="T4"><text:s text:c="5"/></text:span><text:span text:style-name="T4">How great Thou art! How great Thou art! <text:s/></text:span></text:p>
          </draw:text-box>
        </draw:frame>
        <presentation:notes draw:style-name="dp7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8" draw:master-page-name="Default">
        <draw:frame draw:style-name="gr3" draw:text-style-name="P2" draw:layer="layout" svg:width="26.162cm" svg:height="7.389cm" svg:x="0.762cm" svg:y="0.762cm">
          <draw:text-box>
            <text:p text:style-name="P1"><text:span text:style-name="T8">3.</text:span></text:p>
            <text:p text:style-name="P1"><text:span text:style-name="T4">But when I think that God, His Son not sparing,</text:span></text:p>
            <text:p text:style-name="P1"><text:span text:style-name="T4">Sent Him to die, I scarce can take it in-</text:span></text:p>
            <text:p text:style-name="P1"><text:span text:style-name="T4">That on the cross my burden gladly bearing</text:span></text:p>
            <text:p text:style-name="P1"><text:span text:style-name="T4">He bled and died to take away my si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9" draw:master-page-name="Default">
        <draw:frame draw:style-name="gr7" draw:text-style-name="P6" draw:layer="layout" svg:width="25.4cm" svg:height="6.242cm" svg:x="1.27cm" svg:y="0.87cm">
          <draw:text-box>
            <text:p text:style-name="P4"><text:span text:style-name="T5">Ref: </text:span><text:span text:style-name="T4">Then sings my soul, my Savior God, to Thee,</text:span></text:p>
            <text:p text:style-name="P5"><text:span text:style-name="T4"><text:s text:c="5"/></text:span><text:span text:style-name="T4">How great Thou art! How great Thou art!</text:span></text:p>
            <text:p text:style-name="P5"><text:span text:style-name="T4"><text:s text:c="5"/></text:span><text:span text:style-name="T4">Then sings my soul, my Savior God, to Thee,</text:span></text:p>
            <text:p text:style-name="P5"><text:span text:style-name="T4"><text:s text:c="5"/></text:span><text:span text:style-name="T4">How great Thou art! How great Thou art! <text:s/></text:span></text:p>
          </draw:text-box>
        </draw:frame>
        <presentation:notes draw:style-name="dp7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0" draw:master-page-name="Default">
        <draw:frame draw:style-name="gr8" draw:text-style-name="P2" draw:layer="layout" svg:width="26.162cm" svg:height="7.246cm" svg:x="0.785cm" svg:y="0.628cm">
          <draw:text-box>
            <text:p text:style-name="P1"><text:span text:style-name="T8">4</text:span><text:span text:style-name="T9">.</text:span></text:p>
            <text:p text:style-name="P1"><text:span text:style-name="T4">When Christ shall come with shout of acclamation</text:span></text:p>
            <text:p text:style-name="P1"><text:span text:style-name="T4">And take me home, what joy shall fill my heart!</text:span></text:p>
            <text:p text:style-name="P1"><text:span text:style-name="T4">Then I shall bow in humble adoration</text:span></text:p>
            <text:p text:style-name="P1"><text:span text:style-name="T4">And there proclaim: “My God, how great Thou art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1" draw:master-page-name="Default">
        <draw:frame draw:style-name="gr9" draw:text-style-name="P6" draw:layer="layout" svg:width="25.4cm" svg:height="13.484cm" svg:x="1.524cm" svg:y="0.762cm">
          <draw:text-box>
            <text:p text:style-name="P4"><text:span text:style-name="T5">Ref: </text:span><text:span text:style-name="T4">Then sings my soul, my Savior God, to Thee,</text:span></text:p>
            <text:p text:style-name="P5"><text:span text:style-name="T4"><text:s text:c="5"/></text:span><text:span text:style-name="T4">How great Thou art! How great Thou art!</text:span></text:p>
            <text:p text:style-name="P5"><text:span text:style-name="T4"><text:s text:c="5"/></text:span><text:span text:style-name="T4">Then sings my soul, my Savior God, to Thee,</text:span></text:p>
            <text:p text:style-name="P5"><text:span text:style-name="T4"><text:s text:c="5"/></text:span><text:span text:style-name="T4">How great Thou art! How great Thou art!</text:span></text:p>
            <text:p text:style-name="P5"><text:span text:style-name="T10"><text:s/></text:span></text:p>
            <text:p text:style-name="P7"><text:span text:style-name="T11"/></text:p>
            <text:p text:style-name="P7"><text:span text:style-name="T11"/></text:p>
            <text:p text:style-name="P7"><text:span text:style-name="T11"><text:s text:c="10"/></text:span><text:span text:style-name="T11">1953, renewed </text:span></text:p>
            <text:p text:style-name="P7"><text:span text:style-name="T11"><text:s text:c="10"/></text:span><text:span text:style-name="T11">1981 Manna Music.</text:span></text:p>
            <text:p text:style-name="P7"><text:span text:style-name="T11"><text:s text:c="10"/></text:span><text:span text:style-name="T11">Used by permission:</text:span></text:p>
            <text:p text:style-name="P7"><text:span text:style-name="T11"><text:s text:c="10"/></text:span><text:span text:style-name="T11">LSB Hymn License</text:span></text:p>
            <text:p text:style-name="P5"><text:span text:style-name="T11"><text:s text:c="10"/></text:span><text:span text:style-name="T11">.NET, no. 100011038. </text:span><text:span text:style-name="T12"><text:s text:c="2"/></text:span><text:span text:style-name="T10"><text:s/></text:span></text:p>
          </draw:text-box>
        </draw:frame>
        <presentation:notes draw:style-name="dp7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4:59:40.640000000</meta:creation-date>
    <dc:date>2019-04-25T10:28:05.027000000</dc:date>
    <meta:editing-duration>PT13M59S</meta:editing-duration>
    <meta:editing-cycles>4</meta:editing-cycles>
    <meta:generator>LibreOffice/6.1.5.2$Windows_X86_64 LibreOffice_project/90f8dcf33c87b3705e78202e3df5142b201bd805</meta:generator>
    <meta:document-statistic meta:object-count="48"/>
  </office:meta>
</office:document-meta>
</file>